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text-properties fo:color="#00a933"/>
    </style:style>
    <style:style style:name="P2" style:family="paragraph" style:parent-style-name="List_20_Paragraph" style:list-style-name="WWNum1">
      <style:text-properties fo:color="#00a933" officeooo:paragraph-rsid="001ba99d"/>
    </style:style>
    <style:style style:name="P3" style:family="paragraph" style:parent-style-name="List_20_Paragraph" style:list-style-name="">
      <style:paragraph-properties fo:margin-left="1in" fo:margin-right="0in" fo:text-indent="0in" style:auto-text-indent="fals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4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a933" style:font-name="Liberation Serif" fo:font-size="12pt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5" style:family="paragraph" style:parent-style-name="List_20_Paragraph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6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a933" officeooo:paragraph-rsid="001ba99d" fo:hyphenate="false" fo:hyphenation-remain-char-count="2" fo:hyphenation-push-char-count="2" loext:hyphenation-no-caps="false"/>
    </style:style>
    <style:style style:name="P7" style:family="paragraph" style:parent-style-name="List_20_Paragraph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00a933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Standard">
      <style:text-properties fo:color="#c9211e" style:font-name="Liberation Serif" fo:font-size="12pt" fo:language="ru" fo:country="RU" fo:font-weight="bold" officeooo:rsid="001206b3" officeooo:paragraph-rsid="001206b3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P9" style:family="paragraph" style:parent-style-name="Standard">
      <style:text-properties fo:color="#c9211e" fo:font-weight="bold" style:font-weight-asian="bold" style:font-weight-complex="bold"/>
    </style:style>
    <style:style style:name="P10" style:family="paragraph" style:parent-style-name="Standard">
      <style:text-properties fo:color="#c9211e" fo:font-weight="bold" style:font-weight-asian="bold" style:font-weight-complex="bold"/>
    </style:style>
    <style:style style:name="P11" style:family="paragraph" style:parent-style-name="Standard">
      <style:text-properties fo:color="#c9211e"/>
    </style:style>
    <style:style style:name="P12" style:family="paragraph" style:parent-style-name="Standard">
      <style:text-properties fo:color="#c9211e" fo:background-color="transparent"/>
    </style:style>
    <style:style style:name="P13" style:family="paragraph" style:parent-style-name="Standard">
      <style:text-properties fo:color="#00b050"/>
    </style:style>
    <style:style style:name="P14" style:family="paragraph" style:parent-style-name="Standard">
      <style:text-properties fo:color="#b2b2b2"/>
    </style:style>
    <style:style style:name="P15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6" style:family="paragraph" style:parent-style-name="Standard">
      <style:text-properties fo:color="#b2b2b2" style:font-name="Liberation Serif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7" style:family="paragraph" style:parent-style-name="Standard">
      <style:text-properties officeooo:paragraph-rsid="001206b3"/>
    </style:style>
    <style:style style:name="P18" style:family="paragraph" style:parent-style-name="Standard">
      <style:text-properties fo:color="#00a933" style:font-name="Liberation Serif" fo:font-size="12pt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19" style:family="paragraph" style:parent-style-name="Standard" style:list-style-name="WWNum1">
      <style:text-properties fo:color="#00a933" style:font-name="Liberation Serif" fo:font-size="12pt" officeooo:paragraph-rsid="001ba99d" style:letter-kerning="true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P20" style:family="paragraph" style:parent-style-name="Standard">
      <style:text-properties officeooo:rsid="002262a7" officeooo:paragraph-rsid="002262a7"/>
    </style:style>
    <style:style style:name="P21" style:family="paragraph" style:parent-style-name="Standard" style:master-page-name="Standard">
      <style:paragraph-properties style:page-number="auto"/>
      <style:text-properties fo:color="#b2b2b2"/>
    </style:style>
    <style:style style:name="P22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style:font-name="Liberation Serif" fo:font-size="12pt" officeooo:paragraph-rsid="0017ff91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17ff91" fo:hyphenate="false" fo:hyphenation-remain-char-count="2" fo:hyphenation-push-char-count="2" loext:hyphenation-no-caps="false"/>
    </style:style>
    <style:style style:name="P24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00a933" officeooo:paragraph-rsid="0019e613" fo:hyphenate="false" fo:hyphenation-remain-char-count="2" fo:hyphenation-push-char-count="2" loext:hyphenation-no-caps="false"/>
    </style:style>
    <style:style style:name="P25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officeooo:paragraph-rsid="00212912" fo:hyphenate="false" fo:hyphenation-remain-char-count="2" fo:hyphenation-push-char-count="2" loext:hyphenation-no-caps="false"/>
    </style:style>
    <style:style style:name="P26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ff0000" officeooo:paragraph-rsid="0019e613" fo:hyphenate="false" fo:hyphenation-remain-char-count="2" fo:hyphenation-push-char-count="2" loext:hyphenation-no-caps="false"/>
    </style:style>
    <style:style style:name="P27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ff0000" officeooo:paragraph-rsid="00212912" fo:hyphenate="false" fo:hyphenation-remain-char-count="2" fo:hyphenation-push-char-count="2" loext:hyphenation-no-caps="false"/>
    </style:style>
    <style:style style:name="P28" style:family="paragraph" style:parent-style-name="Standard" style:list-style-name="WWNum1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fo:background-color="transparent" style:writing-mode="lr-tb"/>
      <style:text-properties fo:color="#ff0000" style:font-name="Liberation Serif" fo:font-size="12pt" officeooo:paragraph-rsid="00212912" style:letter-kerning="true" style:font-name-asian="Noto Serif CJK SC" style:font-size-asian="12pt" style:language-asian="zh" style:country-asian="CN" style:font-name-complex="Mangal" style:font-size-complex="10.5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 style:list-style-name="WWNum1" style:master-page-name="">
      <loext:graphic-properties draw:fill="none"/>
      <style:paragraph-properties fo:margin-left="0.25in" fo:margin-right="0in" fo:margin-top="0in" fo:margin-bottom="0in" loext:contextual-spacing="true" fo:text-align="start" style:justify-single-word="false" fo:orphans="2" fo:widows="2" fo:hyphenation-ladder-count="no-limit" fo:text-indent="-0.25in" style:auto-text-indent="false" style:page-number="auto" fo:background-color="transparent" style:writing-mode="lr-tb"/>
      <style:text-properties fo:color="#ff0000" officeooo:paragraph-rsid="00212912" fo:hyphenate="false" fo:hyphenation-remain-char-count="2" fo:hyphenation-push-char-count="2" loext:hyphenation-no-caps="false"/>
    </style:style>
    <style:style style:name="T1" style:family="text">
      <style:text-properties fo:color="#c9211e"/>
    </style:style>
    <style:style style:name="T2" style:family="text">
      <style:text-properties fo:color="#c9211e"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3" style:family="text">
      <style:text-properties fo:color="#c9211e" fo:font-weight="normal" fo:background-color="transparent" loext:char-shading-value="0" style:font-weight-asian="normal" style:font-weight-complex="normal"/>
    </style:style>
    <style:style style:name="T4" style:family="text">
      <style:text-properties fo:color="#c9211e" fo:font-weight="bold" officeooo:rsid="0013adeb" style:font-weight-asian="bold" style:font-weight-complex="bold"/>
    </style:style>
    <style:style style:name="T5" style:family="text">
      <style:text-properties fo:color="#c9211e"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6" style:family="text">
      <style:text-properties fo:color="#c9211e" style:font-name="Liberation Serif" fo:font-size="14pt" fo:language="ru" fo:country="RU" fo:font-weight="bold" officeooo:rsid="00164cd3" style:letter-kerning="true" style:font-name-asian="Noto Serif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7" style:family="text">
      <style:text-properties fo:color="#c9211e" style:font-name="Liberation Serif" fo:font-size="14pt" fo:language="ru" fo:country="RU" fo:font-weight="bold" officeooo:rsid="00164cd3" style:letter-kerning="true" fo:background-color="transparent" loext:char-shading-value="0" style:font-name-asian="Noto Serif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8" style:family="text">
      <style:text-properties fo:color="#c9211e" officeooo:rsid="001206b3"/>
    </style:style>
    <style:style style:name="T9" style:family="text">
      <style:text-properties fo:color="#c9211e" officeooo:rsid="001206b3" fo:background-color="transparent" loext:char-shading-value="0"/>
    </style:style>
    <style:style style:name="T10" style:family="text">
      <style:text-properties fo:color="#c9211e" fo:background-color="transparent" loext:char-shading-value="0"/>
    </style:style>
    <style:style style:name="T11" style:family="text">
      <style:text-properties fo:color="#c9211e" officeooo:rsid="0013adeb" fo:background-color="transparent" loext:char-shading-value="0"/>
    </style:style>
    <style:style style:name="T12" style:family="text">
      <style:text-properties fo:background-color="#ffff0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7ff91" fo:background-color="transparent" loext:char-shading-value="0"/>
    </style:style>
    <style:style style:name="T15" style:family="text">
      <style:text-properties fo:language="en" fo:country="US" officeooo:rsid="0013adeb" fo:background-color="transparent" loext:char-shading-value="0"/>
    </style:style>
    <style:style style:name="T16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7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8" style:family="text">
      <style:text-properties fo:font-size="12pt" fo:language="ru" fo:country="RU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style:font-name="Liberation Serif" fo:font-size="12pt" fo:language="ru" fo:country="RU" fo:font-weight="normal" officeooo:rsid="001161b6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style:font-name="Liberation Serif" fo:font-size="12pt" fo:language="ru" fo:country="RU" fo:font-weight="normal" officeooo:rsid="0017ff91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1" style:family="text">
      <style:text-properties style:font-name="Liberation Serif" fo:font-size="12pt" fo:language="ru" fo:country="RU" fo:font-weight="normal" officeooo:rsid="0019e61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2" style:family="text">
      <style:text-properties style:font-name="Liberation Serif" fo:font-size="12pt" fo:language="ru" fo:country="RU" fo:font-weight="normal" officeooo:rsid="001206b3" style:letter-kerning="true" fo:background-color="transparent" loext:char-shading-value="0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3" style:family="text">
      <style:text-properties style:font-name="Liberation Serif" fo:font-size="12pt" fo:language="ru" fo:country="RU" fo:font-weight="normal" officeooo:rsid="001206b3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4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5" style:family="text">
      <style:text-properties style:font-name="Liberation Serif" fo:font-size="12pt" fo:language="ru" fo:country="RU" fo:font-weight="normal" officeooo:rsid="001161b6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6" style:family="text">
      <style:text-properties style:font-name="Liberation Serif" fo:font-size="12pt" fo:language="en" fo:country="US" officeooo:rsid="0017ff91" style:letter-kerning="true" fo:background-color="transparent" loext:char-shading-value="0" style:font-name-asian="Noto Serif CJK SC" style:font-size-asian="12pt" style:language-asian="zh" style:country-asian="CN" style:font-name-complex="Mangal" style:font-size-complex="10.5pt" style:language-complex="hi" style:country-complex="IN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206b3" style:font-weight-asian="normal" style:font-weight-complex="normal"/>
    </style:style>
    <style:style style:name="T29" style:family="text">
      <style:text-properties officeooo:rsid="0013adeb" fo:background-color="transparent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fo:color="#ff0000"/>
    </style:style>
    <style:style style:name="T32" style:family="text">
      <style:text-properties fo:color="#ff0000" style:font-name="Liberation Serif" fo:font-size="12pt" fo:language="ru" fo:country="RU" officeooo:rsid="0024975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3" style:family="text">
      <style:text-properties fo:color="#ff0000" officeooo:rsid="0024975c"/>
    </style:style>
    <style:style style:name="T34" style:family="text">
      <style:text-properties officeooo:rsid="002497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6">1. Возможность задавать номер релиза (версии) убрана из конфигуратора. Номер текущей верии и субверсии задается разработчиком в исходных файлах (файл tasks.cpp), при компиляции сохраняется в файле прошивки и конфигуратор извлекает эти данные из прошивки перед шифрованием. После прошивки эти данные сохраняются в памяти пультов и отображаются по запросу в меню Programmer</text:span></text:p>
      <text:p text:style-name="P15"/>
      <text:p text:style-name="P14"><text:span text:style-name="T16">2. В меню Programmer добавлен новый столбец <text:s/>- Firmware name. В памяти каждого пульта теперь <text:s/>сохраняется имя прошивки, которым он был прошит и это имя по запросу отображается в новом столбце.</text:span></text:p>
      <text:p text:style-name="P15"/>
      <text:p text:style-name="P14"><text:span text:style-name="T16">3. Возвращена возможность редактирования CID станции</text:span></text:p>
      <text:p text:style-name="P15"/>
      <text:p text:style-name="P14"><text:span text:style-name="T16">4. Не добавляется по умолчанию функция клавиш для новых устройств</text:span></text:p>
      <text:p text:style-name="P15"/>
      <text:p text:style-name="P14"><text:span text:style-name="T16">5. Для пультов с номеронабирателем (16N) убрана возможность изменить режим клавиш номеронабирателя (умолчание - telephone )</text:span></text:p>
      <text:p text:style-name="P15"/>
      <text:p text:style-name="P14"><text:span text:style-name="T16">6. Начальный приоритет всех клавиш <text:s/>равен 1</text:span></text:p>
      <text:p text:style-name="P15"/>
      <text:p text:style-name="P14"><text:span text:style-name="T16">7. При изменении функции клавиши автоматически устанавливается и приоритет клавиши:</text:span></text:p>
      <text:p text:style-name="P14"><text:span text:style-name="T16">direct connection simplex - 1</text:span></text:p>
      <text:p text:style-name="P14"><text:span text:style-name="T16">direct connection duplex <text:s text:c="2"/>- 2</text:span></text:p>
      <text:p text:style-name="P14"><text:span text:style-name="T16">groupe <text:s text:c="30"/>- 3</text:span></text:p>
      <text:p text:style-name="P14"><text:span text:style-name="T16">circular <text:s text:c="29"/>- 4</text:span></text:p>
      <text:p text:style-name="P14"><text:span text:style-name="T16">conference <text:s text:c="24"/>- 5</text:span></text:p>
      <text:p text:style-name="P15"/>
      <text:p text:style-name="P14"><text:span text:style-name="T16">8. При изменении функции клавиши автоматически устанавливается и режим клавиши:</text:span></text:p>
      <text:p text:style-name="P14"><text:span text:style-name="T16">direct connection simplex <text:s text:c="2"/>- no fixation</text:span></text:p>
      <text:p text:style-name="P14"><text:span text:style-name="T16">direct connection duplex <text:s text:c="4"/>- fixation</text:span></text:p>
      <text:p text:style-name="P14"><text:span text:style-name="T16">groupe <text:s text:c="32"/>- fixation</text:span></text:p>
      <text:p text:style-name="P14"><text:span text:style-name="T16">circular <text:s text:c="31"/>- no fixation</text:span></text:p>
      <text:p text:style-name="P14"><text:span text:style-name="T16">conference <text:s text:c="26"/>- fixation</text:span></text:p>
      <text:p text:style-name="P9"/>
      <text:p text:style-name="P20">12.01.2023</text:p>
      <text:list xml:id="list2343886119" text:style-name="WWNum1">
        <text:list-item>
          <text:p text:style-name="P29">В исходники IPS добавлен файл versions_IPS <text:s/>в котором будет вестись история изменений прошивки и который содержит текущую версию в виде 1.2 <text:s/></text:p>
          <text:p text:style-name="P27">1 - VERSION</text:p>
          <text:p text:style-name="P25"><text:span text:style-name="T32">2</text:span><text:span text:style-name="T31"> - PATCH</text:span></text:p>
          <text:p text:style-name="P27">Так как прошивка собирается и работает на разных платформах, данный файл обрабатывается не в рантайме а <text:s/>программой CMake при сборке исходного кода <text:s/>и информация помещается в конечный файл прошивки, откуда затем парсится конфигуратором.</text:p>
          <text:p text:style-name="P28"><text:span text:style-name="T14">Из файла <text:s/>tasks.cpp версия прошивки убрана.</text:span></text:p>
          <text:p text:style-name="P28"><text:span text:style-name="T14"/></text:p>
        </text:list-item>
        <text:list-item>
          <text:p text:style-name="P27"><text:s/>В исходники конфигуратора добавлен файл versions_Configurator в котором будет вестись история изменений конфигуратора и который кодержит текущую версию в виде 1.2 <text:s/></text:p>
          <text:p text:style-name="P27">1 - VERSION</text:p>
          <text:p text:style-name="P25"><text:span text:style-name="T32">2</text:span><text:span text:style-name="T31"> - PATCH</text:span></text:p>
          <text:p text:style-name="P28"><text:span text:style-name="T14">Файл обрабатывается в рантайме при запуске конфигуратора <text:s/>- версия указывается в основном окне программы</text:span></text:p>
          <text:p text:style-name="P28"><text:span text:style-name="T14"/></text:p>
        </text:list-item>
        <text:list-item>
          <text:p text:style-name="P22"><text:span text:style-name="T14">Добавлена проверка на уникальность номера устройства</text:span></text:p>
          <text:p text:style-name="P22"><text:span text:style-name="T14"/></text:p>
        </text:list-item>
        <text:list-item>
          <text:p text:style-name="P23"><text:soft-page-break/><text:span text:style-name="T26">Добавлена проверка на уникальность имени устройства</text:span></text:p>
          <text:p text:style-name="P23"><text:span text:style-name="T26"/></text:p>
        </text:list-item>
        <text:list-item>
          <text:p text:style-name="P23"><text:span text:style-name="T26">Добавлена проверка на уникальность IP адреса устройства</text:span></text:p>
          <text:p text:style-name="P23"><text:span text:style-name="T26"/></text:p>
        </text:list-item>
        <text:list-item>
          <text:p text:style-name="P24"><text:span text:style-name="T20">В меню Programmer добавлен новый столбец <text:s/>- </text:span><text:span text:style-name="T21">Configurations</text:span><text:span text:style-name="T20"> name. В памяти каждого пульта теперь <text:s/>сохраняется имя </text:span><text:span text:style-name="T21">файла конфигурации</text:span><text:span text:style-name="T20">, </text:span><text:span text:style-name="T21">которую он содержит</text:span><text:span text:style-name="T20"> и это имя по запросу отображается в новом столбце.</text:span></text:p>
          <text:p text:style-name="P24"><text:span text:style-name="T20"/></text:p>
        </text:list-item>
        <text:list-item>
          <text:p text:style-name="P24"><text:span text:style-name="T23">Д</text:span><text:span text:style-name="T27">обавлен чекбокс, при </text:span><text:span text:style-name="T16">включении</text:span><text:span text:style-name="T27"> которого <text:s/>клавиши намеронабирателя <text:s/>(51 - 60) <text:s/></text:span><text:span text:style-name="T28">для устройства 16N отображаются</text:span><text:span text:style-name="T27">, а при выключении <text:s/></text:span><text:span text:style-name="T23">скрываются</text:span></text:p>
          <text:p text:style-name="P24"><text:span text:style-name="T23"/></text:p>
        </text:list-item>
        <text:list-item>
          <text:p text:style-name="P24"><text:span text:style-name="T23">Устранена ошибка - если фунция клавиши выбоана <text:s/>circular или conference <text:s/>то потом нельзя вернуться на обычные функции</text:span></text:p>
          <text:p text:style-name="P24"><text:span text:style-name="T23"/></text:p>
        </text:list-item>
        <text:list-item>
          <text:p text:style-name="P24"><text:span text:style-name="T24">С</text:span><text:span text:style-name="T23">ервисные функции 777* и 888* </text:span><text:span text:style-name="T24">(проверка Ватчдога) </text:span><text:span text:style-name="T23">исключены из сборки.</text:span></text:p>
          <text:p text:style-name="P24"><text:span text:style-name="T23"/></text:p>
        </text:list-item>
        <text:list-item>
          <text:p text:style-name="P24"><text:span text:style-name="T19">Устранена ошибка - п</text:span><text:span text:style-name="T22">ри нажатии одновременно дух клавиш например (10-11 или 11-12 и т.д. любые сконфигурированные клавиши), то в этом случае всегда загорается индикация верхней клавиши 9.</text:span></text:p>
          <text:p text:style-name="P24"><text:span text:style-name="T22"/></text:p>
        </text:list-item>
        <text:list-item>
          <text:p text:style-name="P24"><text:span text:style-name="T22">Из номера устройства убрана приставка CID</text:span></text:p>
          <text:p text:style-name="P24"><text:span text:style-name="T22"/></text:p>
        </text:list-item>
        <text:list-item>
          <text:p text:style-name="P24"><text:span text:style-name="T22">Для нового устройства <text:s/>наличие пустых входов не приводят к ошибке и не подсвечиваются красным. Ошибка возникает если выбрана функция и не выбран получатель</text:span></text:p>
          <text:p text:style-name="P24"><text:span text:style-name="T22"/></text:p>
        </text:list-item>
        <text:list-item>
          <text:p text:style-name="P24">Исправлен алгоритм проверки маски и шлюза</text:p>
          <text:p text:style-name="P24"><text:s/>- Ругается на неправильный формат маски только если удалить все до первой точки.</text:p>
          <text:p text:style-name="P24"><text:s/>- Шлюз начинает ругаться только на пустое окно. При значении «0» проходит проверку.</text:p>
          <text:p text:style-name="P24"/>
        </text:list-item>
        <text:list-item>
          <text:p text:style-name="P24"><text:span text:style-name="T29">Исправлен алгоритм проверки п</text:span><text:span text:style-name="T30">ол</text:span><text:span text:style-name="T29">я</text:span><text:span text:style-name="T30"> приоритета клавиши </text:span><text:span text:style-name="T29">(</text:span><text:span text:style-name="T30">не ругается на неправильные значения. <text:s/>Должно выделяться красным. </text:span><text:span text:style-name="T29">)</text:span></text:p>
          <text:p text:style-name="P24"><text:span text:style-name="T29"/></text:p>
        </text:list-item>
        <text:list-item>
          <text:p text:style-name="P6">Нет возможности выделить и удалить весь текст в полях для заполнения данных (<text:span text:style-name="T13">key</text:span> <text:span text:style-name="T13">function</text:span>, <text:span text:style-name="T13">station</text:span> <text:span text:style-name="T13">name</text:span> и т.д.), удаление осуществляется по одному символу нажатием клавиши <text:span text:style-name="T13">backspace</text:span>.</text:p>
          <text:p text:style-name="P2"/>
        </text:list-item>
        <text:list-item>
          <text:p text:style-name="P7">После того как было добавлено некоторое количество абонентов, например 100 и при выборе из списка, например устройство 50, абонент выбирается, но затем откатывается в начало списка. Так же, не видно последнего добавленного абонента списке, это связанно с тем, что интерфейс конфигуратора находится в не полноэкранном размере проблема указанная пункте <text:s text:c="9"/></text:p>
          <text:p text:style-name="P19"/>
        </text:list-item>
        <text:list-item>
          <text:p text:style-name="P5"><text:span text:style-name="T29">Не работает кнопка </text:span><text:span text:style-name="T15">Cancel.</text:span></text:p>
        </text:list-item>
      </text:list>
      <text:p text:style-name="P3"/>
      <text:p text:style-name="List_20_Paragraph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6T15:53:00</meta:creation-date>
    <meta:initial-creator>Пользователь</meta:initial-creator>
    <dc:language>ru-RU</dc:language>
    <dc:date>2023-01-12T12:49:38.847422114</dc:date>
    <meta:editing-cycles>29</meta:editing-cycles>
    <meta:editing-duration>PT3H25M14S</meta:editing-duration>
    <meta:generator>LibreOffice/6.4.7.2$Linux_X86_64 LibreOffice_project/40$Build-2</meta:generator>
    <meta:document-statistic meta:table-count="0" meta:image-count="0" meta:object-count="0" meta:page-count="2" meta:paragraph-count="45" meta:word-count="582" meta:character-count="4160" meta:non-whitespace-character-count="34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